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2.2902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Grumman sensor</text:p>
          </table:table-cell>
          <table:table-cell office:value-type="string">
            <text:p>TDK B57164K103J</text:p>
          </table:table-cell>
          <table:table-cell office:value-type="string">
            <text:p>Murata NXRT15XH103FA1B030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office:value-type="float" office:value="1.414515968">
            <text:p>1.414515968</text:p>
          </table:table-cell>
          <table:table-cell office:value-type="float" office:value="1.294101041">
            <text:p>1.294101041</text:p>
          </table:table-cell>
          <table:table-cell office:value-type="float" office:value="0.887770866">
            <text:p>0.887770866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office:value-type="float" office:value="1.77423033">
            <text:p>1.77423033</text:p>
          </table:table-cell>
          <table:table-cell office:value-type="float" office:value="2.161266819">
            <text:p>2.161266819</text:p>
          </table:table-cell>
          <table:table-cell office:value-type="float" office:value="2.511722394">
            <text:p>2.511722394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float" office:value="3.828416538">
            <text:p>3.828416538</text:p>
          </table:table-cell>
          <table:table-cell office:value-type="float" office:value="0.8871575401">
            <text:p>0.8871575401</text:p>
          </table:table-cell>
          <table:table-cell office:value-type="float" office:value="1.956489284">
            <text:p>1.956489284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1/17/2017</text:date>, <text:time>07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rshall</meta:initial-creator>
    <meta:creation-date>2017-01-17T07:42:34</meta:creation-date>
    <dc:date>2017-01-17T07:49:44</dc:date>
    <dc:creator>Geoff Marshall</dc:creator>
    <meta:editing-duration>PT7M10S</meta:editing-duration>
    <meta:editing-cycles>1</meta:editing-cycles>
    <meta:document-statistic meta:table-count="3" meta:cell-count="15" meta:object-count="0"/>
    <meta:generator>OpenOffice/4.1.2$Unix OpenOffice.org_project/412m3$Build-9782</meta:generator>
  </office:meta>
</office:document-meta>
</file>